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weight="bold" style:font-weight-asian="bold"/>
    </style:style>
    <style:style style:name="P3" style:family="paragraph" style:parent-style-name="Standard">
      <style:paragraph-properties fo:margin-left="0in" fo:margin-right="0in" fo:line-height="100%" fo:text-indent="0in" style:auto-text-indent="false"/>
    </style:style>
    <style:style style:name="P4" style:family="paragraph" style:parent-style-name="Standard" style:master-page-name="Standard">
      <style:paragraph-properties fo:margin-left="0in" fo:margin-right="0in" fo:line-height="100%" fo:text-indent="0in" style:auto-text-indent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→ F<text:span text:style-name="T1">#</text:span>G | <text:s/>G<text:span text:style-name="T1">$</text:span>A | <text:s/>H | <text:s/>VH</text:p>
      <text:p text:style-name="P3">G → G<text:span text:style-name="T1">b</text:span> | <text:span text:style-name="T1">g</text:span>J | <text:span text:style-name="T1">d </text:span>|<text:span text:style-name="T1"> </text:span>G<text:span text:style-name="T1">d </text:span>| A </text:p>
      <text:p text:style-name="P3">C → <text:span text:style-name="T1">a</text:span>VCV | T<text:span text:style-name="T1">b</text:span> | X<text:span text:style-name="T1">v</text:span>H</text:p>
      <text:p text:style-name="P3">F → <text:s/>VA | XF | XFF</text:p>
      <text:p text:style-name="P3">H → H<text:span text:style-name="T1">d</text:span> | H<text:span text:style-name="T1">b</text:span> | TV | <text:span text:style-name="T1">d</text:span> | A | <text:span text:style-name="T1">g</text:span>F</text:p>
      <text:p text:style-name="P3">V → <text:s/><text:span text:style-name="T1">ε</text:span> <text:s/>| VCV | XV </text:p>
      <text:p text:style-name="P3">J → <text:s/>J<text:span text:style-name="T1">g</text:span> | <text:span text:style-name="T1">g</text:span>J | JJ | <text:span text:style-name="T1">ε</text:span></text:p>
      <text:p text:style-name="P3"/>
      <text:p text:style-name="P3">Eliminamos SI</text:p>
      <text:p text:style-name="P3"/>
      <text:p text:style-name="P3">X, T no estan definidos, C no genera cadenas de 0 o más terminales</text:p>
      <text:p text:style-name="P3"/>
      <text:p text:style-name="P1">A → F<text:span text:style-name="T1">#</text:span>G | <text:s/>G<text:span text:style-name="T1">$</text:span>A | <text:s/>H | <text:s/>VH</text:p>
      <text:p text:style-name="P1">G → G<text:span text:style-name="T1">b</text:span> | <text:span text:style-name="T1">g</text:span>J | <text:span text:style-name="T1">d </text:span>|<text:span text:style-name="T1"> </text:span>G<text:span text:style-name="T1">d </text:span>| A </text:p>
      <text:p text:style-name="P1">F → <text:s/>VA</text:p>
      <text:p text:style-name="P1">H → H<text:span text:style-name="T1">d</text:span> | H<text:span text:style-name="T1">b</text:span> | <text:span text:style-name="T1">d</text:span> | A | <text:span text:style-name="T1">g</text:span>F</text:p>
      <text:p text:style-name="P1">V → <text:s/><text:span text:style-name="T1">ε</text:span> </text:p>
      <text:p text:style-name="P1">J → <text:s/>J<text:span text:style-name="T1">g</text:span> | <text:span text:style-name="T1">g</text:span>J | JJ | <text:span text:style-name="T1">ε</text:span></text:p>
      <text:p text:style-name="P2"/>
      <text:p text:style-name="P1">Reemplazamos V</text:p>
      <text:p text:style-name="P1"><text:soft-page-break/></text:p>
      <text:p text:style-name="P1">A → F<text:span text:style-name="T1">#</text:span>G | <text:s/>G<text:span text:style-name="T1">$</text:span>A | <text:s/>H | H</text:p>
      <text:p text:style-name="P1">G → G<text:span text:style-name="T1">b</text:span> | <text:span text:style-name="T1">g</text:span>J | <text:span text:style-name="T1">d </text:span>|<text:span text:style-name="T1"> </text:span>G<text:span text:style-name="T1">d </text:span>| A </text:p>
      <text:p text:style-name="P1">F → <text:s/>A</text:p>
      <text:p text:style-name="P1">H → H<text:span text:style-name="T1">d</text:span> | H<text:span text:style-name="T1">b</text:span> | <text:span text:style-name="T1">d</text:span> | A | <text:span text:style-name="T1">g</text:span>F</text:p>
      <text:p text:style-name="P1">J → <text:s/>J<text:span text:style-name="T1">g</text:span> | <text:span text:style-name="T1">g</text:span>J | JJ | <text:span text:style-name="T1">ε</text:span></text:p>
      <text:p text:style-name="P2"/>
      <text:p text:style-name="P1">Reemplazamos F en A y en H y una A → H</text:p>
      <text:p text:style-name="P1"/>
      <text:p text:style-name="P1">A → A<text:span text:style-name="T1">#</text:span>G | <text:s/>G<text:span text:style-name="T1">$</text:span>A | H</text:p>
      <text:p text:style-name="P1">G → G<text:span text:style-name="T1">b</text:span> | <text:span text:style-name="T1">g</text:span>J | <text:span text:style-name="T1">d </text:span>|<text:span text:style-name="T1"> </text:span>G<text:span text:style-name="T1">d </text:span>| A </text:p>
      <text:p text:style-name="P1">H → H<text:span text:style-name="T1">d</text:span> | H<text:span text:style-name="T1">b</text:span> | <text:span text:style-name="T1">d</text:span> | A | <text:span text:style-name="T1">g</text:span>A</text:p>
      <text:p text:style-name="P1">J → <text:s/>J<text:span text:style-name="T1">g</text:span> | <text:span text:style-name="T1">g</text:span>J | JJ | <text:span text:style-name="T1">ε</text:span></text:p>
      <text:p text:style-name="P2"/>
      <text:p text:style-name="P1">Como A → H y H → A son equivalentes, por lo tanto reemplazo H en A y cambio la H por A</text:p>
      <text:p text:style-name="P1"/>
      <text:p text:style-name="P1">A → A<text:span text:style-name="T1">#</text:span>G | <text:s/>G<text:span text:style-name="T1">$</text:span>A | A | A<text:span text:style-name="T1">d</text:span> | A<text:span text:style-name="T1">b</text:span> | <text:span text:style-name="T1">d</text:span> | A | <text:span text:style-name="T1">g</text:span>A</text:p>
      <text:p text:style-name="P1">G → G<text:span text:style-name="T1">b</text:span> | <text:span text:style-name="T1">g</text:span>J | <text:span text:style-name="T1">d </text:span>|<text:span text:style-name="T1"> </text:span>G<text:span text:style-name="T1">d </text:span>| A </text:p>
      <text:p text:style-name="P1">J → <text:s/>J<text:span text:style-name="T1">g</text:span> | <text:span text:style-name="T1">g</text:span>J | JJ | ε</text:p>
      <text:p text:style-name="P2"/>
      <text:p text:style-name="P1">Elimino A → A</text:p>
      <text:p text:style-name="P1"><text:soft-page-break/></text:p>
      <text:p text:style-name="P1">A → A<text:span text:style-name="T1">#</text:span>G | <text:s/>G<text:span text:style-name="T1">$</text:span>A | A<text:span text:style-name="T1">d</text:span> | A<text:span text:style-name="T1">b</text:span> | <text:span text:style-name="T1">d</text:span> | <text:span text:style-name="T1">g</text:span>A <text:tab/>// A#G -&gt; gdb<text:span text:style-name="T1">$g</text:span>d<text:span text:style-name="T1">bd</text:span>#gbd -&gt; </text:p>
      <text:p text:style-name="P1">G → G<text:span text:style-name="T1">b</text:span> | <text:span text:style-name="T1">g</text:span>J | <text:span text:style-name="T1">d </text:span>|<text:span text:style-name="T1"> </text:span>G<text:span text:style-name="T1">d </text:span>| A <text:tab/>//<text:tab/>g*d(b* | d*)*</text:p>
      <text:p text:style-name="P1">J → <text:s/>J<text:span text:style-name="T1">g</text:span> | <text:span text:style-name="T1">g</text:span>J | JJ | ε<text:tab/>// g*</text:p>
      <text:p text:style-name="P1"/>
      <text:p text:style-name="P1">Eliminamos amb de J</text:p>
      <text:p text:style-name="P1"/>
      <text:p text:style-name="P1">J → gJ | eps</text:p>
      <text:p text:style-name="P1"/>
      <text:p text:style-name="P1">Como G produce lo mismo que A reescribimos A</text:p>
      <text:p text:style-name="P1">A → A<text:span text:style-name="T1">#</text:span>A | <text:s/>A<text:span text:style-name="T1">$</text:span>A | A<text:span text:style-name="T1">d</text:span> | A<text:span text:style-name="T1">b</text:span> | <text:span text:style-name="T1">d</text:span> | <text:span text:style-name="T1">J <text:s/><text:tab/></text:span></text:p>
      <text:p text:style-name="P1"/>
      <text:p text:style-name="P1">Eliminamos amb de A</text:p>
      <text:p text:style-name="P1"/>
      <text:p text:style-name="P1">A → A#G | A$G | G</text:p>
      <text:p text:style-name="P1"/>
      <text:p text:style-name="P1">Sin amb</text:p>
      <text:p text:style-name="P1"/>
      <text:p text:style-name="P1">A → ANG | A$G | G</text:p>
      <text:p text:style-name="P1">N → #N | $N | eps</text:p>
      <text:p text:style-name="P1">G → JdC</text:p>
      <text:p text:style-name="P1"><text:soft-page-break/>C → dC | bC | eps</text:p>
      <text:p text:style-name="P1">J → gJ | eps</text:p>
      <text:p text:style-name="P1"/>
      <text:p text:style-name="P1">Elim RI de A</text:p>
      <text:p text:style-name="P1"/>
      <text:p text:style-name="P1">A → GB</text:p>
      <text:p text:style-name="P1">B → #BG | $BG | eps</text:p>
      <text:p text:style-name="P1">G → CdC</text:p>
      <text:p text:style-name="P1">C → dC | bC | J | eps</text:p>
      <text:p text:style-name="P1">J → gJ | eps</text:p>
      <text:p text:style-name="P1"/>
      <text:p text:style-name="P1">Para A → GB</text:p>
      <text:p text:style-name="P1">prim(GB)={g,d}</text:p>
      <text:p text:style-name="P1"/>
      <text:p text:style-name="P1">Para B → #BG</text:p>
      <text:p text:style-name="P1">prim(#BG)={#}</text:p>
      <text:p text:style-name="P1"/>
      <text:p text:style-name="P1">Para B → $BG</text:p>
      <text:p text:style-name="P1">prim($BG)={$}</text:p>
      <text:p text:style-name="P1"/>
      <text:p text:style-name="P1">Para B → eps</text:p>
      <text:p text:style-name="P1"><text:soft-page-break/>sig(B)={g,d, pesos}</text:p>
      <text:p text:style-name="P1"/>
      <text:p text:style-name="P1">Para G → JdC</text:p>
      <text:p text:style-name="P1">prim(J)={g,d}</text:p>
      <text:p text:style-name="P1"/>
      <text:p text:style-name="P1">Para C → dC</text:p>
      <text:p text:style-name="P1">prim(dC)={d}</text:p>
      <text:p text:style-name="P1"/>
      <text:p text:style-name="P1">Para C → bC</text:p>
      <text:p text:style-name="P1">prim(bC)={b}</text:p>
      <text:p text:style-name="P1"/>
      <text:p text:style-name="P1">Para C → eps</text:p>
      <text:p text:style-name="P1">sig(C)={#,$,pesos}</text:p>
      <text:p text:style-name="P1"/>
      <text:p text:style-name="P1">Para J → gJ</text:p>
      <text:p text:style-name="P1">prim(gJ)={g}</text:p>
      <text:p text:style-name="P1"/>
      <text:p text:style-name="P1">Para J → eps</text:p>
      <text:p text:style-name="P1">sig(J)={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72" meta:word-count="483" meta:character-count="1451" meta:non-whitespace-character-count="1003"/>
    <meta:generator>LibreOfficeDev/6.0.5.2$Linux_X86_64 LibreOffice_project/</meta:generator>
  </office:meta>
</office:document-meta>
</file>